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ryTask.setType(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Task.execu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RegistryTask.setOut( String out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Task.RegistryT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gistryTask.setFile( String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gistryTask.setResource( String r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